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ucida Grande" svg:font-family="'Lucida Grande', Verdana,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language="sk" fo:country="SK" officeooo:rsid="001ce048" officeooo:paragraph-rsid="001ce048" style:font-size-asian="10.5pt"/>
    </style:style>
    <style:style style:name="P2" style:family="paragraph" style:parent-style-name="Standard">
      <style:text-properties fo:language="sk" fo:country="SK" officeooo:rsid="001ce048" officeooo:paragraph-rsid="001d974e" style:font-size-asian="10.5pt"/>
    </style:style>
    <style:style style:name="P3" style:family="paragraph" style:parent-style-name="Standard">
      <style:text-properties fo:language="sk" fo:country="SK" officeooo:rsid="001ce048" officeooo:paragraph-rsid="001f80fb" style:font-size-asian="10.5pt"/>
    </style:style>
    <style:style style:name="P4" style:family="paragraph" style:parent-style-name="Standard">
      <style:text-properties fo:language="sk" fo:country="SK" officeooo:rsid="001d974e" officeooo:paragraph-rsid="001d974e" style:font-size-asian="10.5pt"/>
    </style:style>
    <style:style style:name="P5" style:family="paragraph" style:parent-style-name="Standard">
      <style:text-properties fo:language="sk" fo:country="SK" officeooo:rsid="001dbca3" officeooo:paragraph-rsid="001dbca3" style:font-size-asian="10.5pt"/>
    </style:style>
    <style:style style:name="P6" style:family="paragraph" style:parent-style-name="Standard">
      <style:text-properties fo:language="sk" fo:country="SK" officeooo:rsid="001f80fb" officeooo:paragraph-rsid="001f80fb" style:font-size-asian="10.5pt"/>
    </style:style>
    <style:style style:name="P7" style:family="paragraph" style:parent-style-name="Standard">
      <style:text-properties fo:language="sk" fo:country="SK" officeooo:rsid="00207878" officeooo:paragraph-rsid="00219313" style:font-size-asian="10.5pt"/>
    </style:style>
    <style:style style:name="P8" style:family="paragraph" style:parent-style-name="Standard">
      <style:text-properties fo:language="sk" fo:country="SK" officeooo:rsid="00224dd3" officeooo:paragraph-rsid="00224dd3" style:font-size-asian="10.5pt"/>
    </style:style>
    <style:style style:name="P9" style:family="paragraph" style:parent-style-name="Standard">
      <style:text-properties fo:language="sk" fo:country="SK" officeooo:rsid="00231c07" officeooo:paragraph-rsid="00231c07" style:font-size-asian="10.5pt"/>
    </style:style>
    <style:style style:name="P10" style:family="paragraph" style:parent-style-name="Standard">
      <style:text-properties fo:language="sk" fo:country="SK" officeooo:rsid="001bc864" officeooo:paragraph-rsid="001bc864"/>
    </style:style>
    <style:style style:name="P11" style:family="paragraph" style:parent-style-name="Standard">
      <style:text-properties fo:language="sk" fo:country="SK" officeooo:rsid="001ce048" officeooo:paragraph-rsid="001ce048"/>
    </style:style>
    <style:style style:name="P12" style:family="paragraph" style:parent-style-name="Standard">
      <style:text-properties fo:language="sk" fo:country="SK" officeooo:rsid="001ce048" officeooo:paragraph-rsid="001f80fb"/>
    </style:style>
    <style:style style:name="P13" style:family="paragraph" style:parent-style-name="Preformatted_20_Text">
      <style:paragraph-properties fo:orphans="2" fo:widows="2"/>
      <style:text-properties fo:font-variant="normal" fo:text-transform="none" fo:color="#000000" fo:letter-spacing="normal" fo:font-style="normal" fo:font-weight="normal"/>
    </style:style>
    <style:style style:name="P14" style:family="paragraph" style:parent-style-name="Preformatted_20_Text">
      <style:paragraph-properties fo:orphans="2" fo:widows="2"/>
      <style:text-properties fo:font-variant="normal" fo:text-transform="none" fo:color="#000000" fo:letter-spacing="normal"/>
    </style:style>
    <style:style style:name="P15" style:family="paragraph" style:parent-style-name="Preformatted_20_Text">
      <style:text-properties fo:font-variant="normal" fo:text-transform="none" fo:color="#000000" fo:letter-spacing="normal" fo:language="sk" fo:country="SK" fo:font-style="normal" fo:font-weight="normal" officeooo:rsid="001dbca3" officeooo:paragraph-rsid="001dbca3" style:font-size-asian="10.5pt"/>
    </style:style>
    <style:style style:name="P16" style:family="paragraph" style:parent-style-name="Preformatted_20_Text">
      <style:paragraph-properties fo:orphans="2" fo:widows="2"/>
    </style:style>
    <style:style style:name="P17"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18" style:family="paragraph" style:parent-style-name="Standard">
      <style:text-properties fo:language="sk" fo:country="SK" officeooo:rsid="00231c07" officeooo:paragraph-rsid="00231c07" style:font-size-asian="10.5pt"/>
    </style:style>
    <style:style style:name="P19" style:family="paragraph" style:parent-style-name="Standard">
      <style:text-properties fo:language="sk" fo:country="SK" officeooo:rsid="002591f3" officeooo:paragraph-rsid="002591f3" style:font-size-asian="10.5pt"/>
    </style:style>
    <style:style style:name="P20" style:family="paragraph" style:parent-style-name="Standard">
      <style:text-properties fo:language="sk" fo:country="SK" officeooo:rsid="002793a8" officeooo:paragraph-rsid="002793a8" style:font-size-asian="10.5pt"/>
    </style:style>
    <style:style style:name="P21" style:family="paragraph" style:parent-style-name="Standard">
      <style:text-properties fo:language="sk" fo:country="SK" officeooo:rsid="0028359c" officeooo:paragraph-rsid="0028359c" style:font-size-asian="10.5pt"/>
    </style:style>
    <style:style style:name="P22" style:family="paragraph" style:parent-style-name="Standard">
      <style:text-properties officeooo:paragraph-rsid="0028359c"/>
    </style:style>
    <style:style style:name="P23" style:family="paragraph" style:parent-style-name="Standard">
      <style:text-properties officeooo:rsid="00286475" officeooo:paragraph-rsid="00286475"/>
    </style:style>
    <style:style style:name="P24" style:family="paragraph" style:parent-style-name="Standard">
      <style:text-properties officeooo:paragraph-rsid="00286475"/>
    </style:style>
    <style:style style:name="P25" style:family="paragraph" style:parent-style-name="Standard">
      <style:text-properties officeooo:rsid="002971e4" officeooo:paragraph-rsid="002971e4"/>
    </style:style>
    <style:style style:name="P26" style:family="paragraph" style:parent-style-name="Standard">
      <style:text-properties officeooo:rsid="002b4931" officeooo:paragraph-rsid="002b4931"/>
    </style:style>
    <style:style style:name="P27" style:family="paragraph" style:parent-style-name="Standard">
      <style:text-properties officeooo:rsid="002c7d2b" officeooo:paragraph-rsid="002c7d2b"/>
    </style:style>
    <style:style style:name="P28" style:family="paragraph" style:parent-style-name="Standard">
      <style:text-properties officeooo:rsid="002c7d2b" officeooo:paragraph-rsid="002dd453"/>
    </style:style>
    <style:style style:name="P29" style:family="paragraph" style:parent-style-name="Standard">
      <style:text-properties officeooo:rsid="002dd453" officeooo:paragraph-rsid="002dd453"/>
    </style:style>
    <style:style style:name="P30" style:family="paragraph" style:parent-style-name="Standard">
      <style:text-properties officeooo:rsid="002ee435" officeooo:paragraph-rsid="002ee435"/>
    </style:style>
    <style:style style:name="P31" style:family="paragraph" style:parent-style-name="Standard">
      <style:text-properties officeooo:rsid="002fdfc8" officeooo:paragraph-rsid="002fdfc8"/>
    </style:style>
    <style:style style:name="T1" style:family="text">
      <style:text-properties fo:font-style="normal" fo:font-weight="normal"/>
    </style:style>
    <style:style style:name="T2" style:family="text">
      <style:text-properties style:font-size-asian="10.5pt"/>
    </style:style>
    <style:style style:name="T3" style:family="text">
      <style:text-properties officeooo:rsid="001f80fb"/>
    </style:style>
    <style:style style:name="T4" style:family="text">
      <style:text-properties officeooo:rsid="00223219"/>
    </style:style>
    <style:style style:name="T5" style:family="text">
      <style:text-properties officeooo:rsid="00231c07"/>
    </style:style>
    <style:style style:name="T6" style:family="text">
      <style:text-properties officeooo:rsid="002591f3"/>
    </style:style>
    <style:style style:name="T7" style:family="text">
      <style:text-properties officeooo:rsid="00266ab7"/>
    </style:style>
    <style:style style:name="T8" style:family="text">
      <style:text-properties officeooo:rsid="0028359c"/>
    </style:style>
    <style:style style:name="T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1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359c" style:text-blinking="false" style:font-size-asian="12pt" style:font-weight-asian="normal" style:font-size-complex="12pt" style:font-weight-complex="normal"/>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86475" style:text-blinking="false"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971e4" style:text-blinking="false" style:font-size-asian="12pt" style:font-weight-asian="normal" style:font-size-complex="12pt" style:font-weight-complex="normal"/>
    </style:style>
    <style:style style:name="T1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ba7e0" style:text-blinking="false" style:font-size-asian="12pt" style:font-weight-asian="normal" style:font-size-complex="12pt" style:font-weight-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c7d2b" style:text-blinking="false" style:font-size-asian="12pt" style:font-weight-asian="normal" style:font-size-complex="12pt" style:font-weight-complex="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dd453" style:text-blinking="false" style:font-size-asian="12pt" style:font-weight-asian="normal" style:font-size-complex="12pt" style:font-weight-complex="normal"/>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fdfc8" style:text-blinking="false" style:font-size-asian="12pt" style:font-weight-asian="normal" style:font-size-complex="12pt" style:font-weight-complex="normal"/>
    </style:style>
    <style:style style:name="T17" style:family="text">
      <style:text-properties fo:language="sk" fo:country="SK" officeooo:rsid="0028359c" style:font-size-asian="10.5pt"/>
    </style:style>
    <style:style style:name="T18" style:family="text">
      <style:text-properties fo:color="#000000" style:font-name="Liberation Serif" fo:font-size="12pt" fo:language="sk" fo:country="SK" style:text-underline-style="none" fo:font-weight="normal" officeooo:rsid="0028359c"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5"># </text:span>Úvod</text:p>
      <text:p text:style-name="P10">Táto správa je dokumentáciou k projektu v predmete Sieťové aplikácie a správa sietí. Cieľom projektu bolo vytvoriť jednoduchého IRC bota s logovaním SYSLOG. V nasledujúcich kapitolách je stručný úvod do problematiky a následný popis samotnej implementácie.</text:p>
      <text:p text:style-name="P10"/>
      <text:p text:style-name="P10"><text:span text:style-name="T5"># </text:span>Úvod do problematiky</text:p>
      <text:p text:style-name="P11">Pre správne pochopenie konkrétnej implementácie je potrebné zoznámiť sa s teoretickými základmi, na ktorých bola postavená. </text:p>
      <text:p text:style-name="P11"/>
      <text:p text:style-name="P12"><text:span text:style-name="T5">## </text:span>Internen Relay Chat <text:span text:style-name="T3">p</text:span>rotokol <text:span text:style-name="T2">[1]. </text:span></text:p>
      <text:p text:style-name="P2">IRC protokol je textovým protokolom, kde najjednoduchším klientom môže byť ľubovolný soketový program, ktorý je schopný pripojiť sa na server.</text:p>
      <text:p text:style-name="P4">Server poskytuje miesto, kde sa klienti môžu pripojiť a komunikovať medzi sebou, a miesto pre pripojenie ďalších serverov. Klientom je všetko propojené k serveru, čo nie je ďalší server.</text:p>
      <text:p text:style-name="P4">Významnou časťou IRC sú kanály. Kanál je pomenovaná skupina jedného alebo viacerých klientov, kde všetci účastníci prijímajú správy adresované danému kanálu.</text:p>
      <text:p text:style-name="P5">Servery a klienti komunikujú pomocou textových správ s predpísaným formátom, ktorý by sa dal v ‘pseudo‘ BNF zapísať nasledovne:</text:p>
      <text:p text:style-name="P5"/>
      <text:p text:style-name="P15">&lt;message&gt; <text:s/>::= [':' &lt;prefix&gt; &lt;SPACE&gt; ] &lt;command&gt; &lt;params&gt; &lt;crlf&gt;</text:p>
      <text:p text:style-name="P13">&lt;prefix&gt; <text:s text:c="2"/>::= &lt;servername&gt; | &lt;nick&gt; [ '!' &lt;user&gt; ] [ '@' &lt;host&gt; ]</text:p>
      <text:p text:style-name="P13">&lt;command&gt; <text:s/>::= &lt;letter&gt; { &lt;letter&gt; } | &lt;number&gt; &lt;number&gt; &lt;number&gt;</text:p>
      <text:p text:style-name="P13">&lt;SPACE&gt; <text:s text:c="3"/>::= ' ' { ' ' }</text:p>
      <text:p text:style-name="P13">&lt;params&gt; <text:s text:c="2"/>::= &lt;SPACE&gt; [ ':' &lt;trailing&gt; | &lt;middle&gt; &lt;params&gt; ]</text:p>
      <text:p text:style-name="P16"/>
      <text:p text:style-name="P13">&lt;middle&gt; <text:s text:c="2"/>::= &lt;Any *non-empty* sequence of octets not including SPACE</text:p>
      <text:p text:style-name="P14"><text:s text:c="15"/><text:span text:style-name="T1">or NUL or CR or LF, the first of which may not be ':'&gt;</text:span></text:p>
      <text:p text:style-name="P13">&lt;trailing&gt; ::= &lt;Any, possibly *empty*, sequence of octets not including</text:p>
      <text:p text:style-name="P14"><text:s text:c="17"/><text:span text:style-name="T1">NUL or CR or LF&gt;</text:span></text:p>
      <text:p text:style-name="P16"/>
      <text:p text:style-name="P17">&lt;crlf&gt; <text:s text:c="4"/>::= CR LF</text:p>
      <text:p text:style-name="P6"><text:span text:style-name="T5">## </text:span>BSD syslog protokol [2]</text:p>
      <text:p text:style-name="P7">Syslog protokol poskytuje možnosť posielať správy o udalostiach <text:s/>prostredníctvom IP siete na syslog servery. <text:span text:style-name="T4">Hlavným princípom tohto protokolu je jeho jednoduchosť. Posielanie správy môže začať bez toho, aby prijímajúca strana bola nakonfigurovaná. Každý obsah IP paketu, ktorého cieľový UDP port je 514, je považovaný za syslog správu. </text:span></text:p>
      <text:p text:style-name="P8">Celková dĺžka paketu musí byť nanajvýš 1024 bajtov. Formát správy má tri rozpoznateľné časti: PRI, HEADER a MSG. Časť PRI popisuju prioritu. Časť HEADER obsahuje časovú značku a <text:span text:style-name="T5">adresu odosielateľa. Časť MSG obsahuje dodatočné informácie o procese, ktorý správu vygeneroval, a samotnú správu.</text:span></text:p>
      <text:p text:style-name="P3"/>
      <text:p text:style-name="P1">[1] <text:a xlink:type="simple" xlink:href="https://www.ietf.org/rfc/rfc1459.txt" text:style-name="Internet_20_link" text:visited-style-name="Visited_20_Internet_20_Link">https://www.ietf.org/rfc/rfc1459.txt</text:a></text:p>
      <text:p text:style-name="P6">[2] <text:a xlink:type="simple" xlink:href="https://www.ietf.org/rfc/rfc3164.txt" text:style-name="Internet_20_link" text:visited-style-name="Visited_20_Internet_20_Link">https://www.ietf.org/rfc/rfc3164.txt</text:a></text:p>
      <text:p text:style-name="P6"/>
      <text:p text:style-name="P9"># Implementácia</text:p>
      <text:p text:style-name="P9">V tejto časti je popísaná konkrétna implementácia zadania. Program je implementovaný v jazyku C/C++.</text:p>
      <text:p text:style-name="P20">## Použité štruktúry</text:p>
      <text:p text:style-name="P20">Na jednoduchšiu a prehladnejšiu prácu boli v implementácii definované dve štruktúry. ParsedInput, <text:span text:style-name="T8">ktorá </text:span>slúži na uloženie vstupných parametrov <text:span text:style-name="T8">a ParsedImg, ktorá slúži na uloženie správy projatej od serveru.</text:span></text:p>
      <text:p text:style-name="P9">## <text:span text:style-name="T6">Komunikácia s IRC serverom</text:span></text:p>
      <text:p text:style-name="P19">Naviazanie spojenia s IRC serverom prebieha vo funkcii connectTo(), kde sa vytvorí TCP spojenie s aplikáciou na zadanej adrese a porte. Samotná komunikácia so serverom prebieha vo funkcii talkTo(). <text:soft-page-break/><text:span text:style-name="T7">Táto funkcia pošle IRC serveru správy NICK a USER, ktoré slúžia na registráciu klienta. Následná komunikácia je riešená pomocou cyklu while, ktorý je aktívny pokiaľ server posiela dáta. V rámci cyklu sa prijaté dáta rozdelia na jednotlivé správy (oddelené CRLF), a správa je rozparsovaná vo funkcii parseLine() na časti, ktoré sú uložené do štruktúry ParsedMsg. Podľa položky commad je určené ďalšie správanie programu. </text:span></text:p>
      <text:p text:style-name="P21">### Príkaz 001</text:p>
      <text:p text:style-name="P22"><text:span text:style-name="T17">Číselný príkaz 001 s názvom</text:span><text:span text:style-name="T18"> </text:span><text:span text:style-name="T9">LIBIRC_RFC_RPL_WELCOME </text:span><text:span text:style-name="T10">je prívítanie registrovaného klienta. Po prijatí tohto príkazu program odosiela správu JOIN so zoznamom kanálov, ktoré boli zadané pri spustení programu.</text:span></text:p>
      <text:p text:style-name="P23"><text:span text:style-name="T10">#</text:span><text:span text:style-name="T9">## Príkaz 353</text:span></text:p>
      <text:p text:style-name="P24"><text:span text:style-name="T11">Číselný príkaz 353 s názvom </text:span><text:span text:style-name="T9">RPL_NAMREPLY</text:span><text:span text:style-name="T11"> obsahuje zoznam užívateľov, ktorý sa nachádzajú na určitom kanále. Takáto správa je prijatá po pripojení sa na daný kanál. </text:span></text:p>
      <text:p text:style-name="P23"><text:span text:style-name="T9">Informácie získané z tejto správy sú použité na prvotné naplnenie premennej map&lt;string, vector&lt;string&gt;&gt; users, ktorá udržuje aktuálne informácie o užívateľoch a </text:span><text:span text:style-name="T12">o </text:span><text:span text:style-name="T9">kanáloch, na ktoré sú prihlásení.</text:span></text:p>
      <text:p text:style-name="P25"><text:span text:style-name="T9">### Príkazy začínajúce číslicou 4 alebo 5</text:span></text:p>
      <text:p text:style-name="P25"><text:span text:style-name="T9"/></text:p>
      <text:p text:style-name="P25"><text:span text:style-name="T9">### Príkaz PING</text:span></text:p>
      <text:p text:style-name="P26"><text:span text:style-name="T9">Príkaz PING </text:span><text:span text:style-name="T14">overuje </text:span><text:span text:style-name="T9">prítomnosť aktívneho klienta. Na túto správu program odpovedá správou s príkazom PONG, inak by spojenie bolo ukončené.</text:span></text:p>
      <text:p text:style-name="P26"><text:span text:style-name="T9">### Príkaz</text:span><text:span text:style-name="T14">y</text:span><text:span text:style-name="T9"> </text:span><text:span text:style-name="T13">NOTICE </text:span><text:span text:style-name="T14">a PRIVMSG</text:span></text:p>
      <text:p text:style-name="P27"><text:span text:style-name="T13">S</text:span><text:span text:style-name="T9">právy s príkazmi NOTICE a PRIVMSG obsahujú text určený užívateľovi alebo kanálu. Tento text je v programe kontrolovaný na prítomnosť kľúčových slov zadaných pri spustení. Ak sa ľubovolné kľúčové slovo nachádza v texte správy, je zavolaná funkcia sendSyslog(), ktorá je popísaná...</text:span></text:p>
      <text:p text:style-name="P27"><text:span text:style-name="T9">Ďalej je v texte správy s príkazom NOTICE hľadané slovo ERROR, ktoré značí, server preposiela nejaké chybové hlásenie. V takom prípade je program korektne ukončený.</text:span></text:p>
      <text:p text:style-name="P28"><text:span text:style-name="T9">V texte správy s príkazom PRIVMSG sa hľadajú kľúčové slová funkcií ?today a ?msg. </text:span><text:span text:style-name="T15">V prípade prítomnosti kľúčového slova funkcie sú volané funkcie, ktoré implementujú požadovanú funkcionalitu (popísané ...).</text:span></text:p>
      <text:p text:style-name="P28"><text:span text:style-name="T15">Program nehľadá kľúčové slová funkcií v správach s príkazom NOTICE, pretože dané funkcie posielajú nejakú správu na server a <text:s/>podľa špecifikácie sa na správy s príkazom NOTICE nemá odpovedať automaticky.</text:span></text:p>
      <text:p text:style-name="P29"><text:span text:style-name="T9">### Príkaz JOIN</text:span></text:p>
      <text:p text:style-name="P29"><text:span text:style-name="T9">Správa s týmto príkazom oznamuje pripojenie sa užívateľa na kanál, prípadne na viacero kanálov. Na správne fungovanie funkcie ?msg musí program túto informáciu zohľadniť. Je volaná funkcia handleJoin(), ktorá aktualizuje zoznam užívateľov a kanálov, na ktorých sú prihlásení. Ďalej táto funkcia skontroluje, či nie je uložená správa pre práve pripojeného užívateľa a prípadne ju odošle pomocou funkcie sendBacklog().</text:span></text:p>
      <text:p text:style-name="P29"><text:span text:style-name="T9">### Príkaz PART</text:span></text:p>
      <text:p text:style-name="P30"><text:span text:style-name="T9">Správa s príkazom PART oznamuje, že odosielajúci užívateľ sa odhlasuje z uvedených kanálov. Pre správne fungovanie funkcie ?msg je túto informáciu zohľadniť a </text:span><text:span text:style-name="T16">zo zoznamu kanálov užívateľa odstrániť tie uvedené v správe.</text:span></text:p>
      <text:p text:style-name="P31"><text:span text:style-name="T9">### Príkaz KICK</text:span></text:p>
      <text:p text:style-name="P31"><text:span text:style-name="T9">Pomocou správy s príkazom KICK je možné násilne odhlásiť užívateľov z kanálov. Pre správne fungovanie funkcie ?msg, program túto informáciu zohľadní a svoj zoznam užívateľov a ich kanálov aktualizuje.</text:span></text:p>
      <text:p text:style-name="P31"><text:span text:style-name="T9">### Príkaz QUIT</text:span></text:p>
      <text:p text:style-name="P31"><text:span text:style-name="T9">Správa s príkazom QUIT oznamuje, že užívateľ ukončil spojenie s IRC serverom. Program vo svojich záznamoch odstráni užívateľa zo všetkých kanáloch.</text:span></text:p>
      <text:p text:style-name="P31"><text:span text:style-name="T9">### Príkaz NICK</text:span></text:p>
      <text:p text:style-name="P31"><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ucida Grande" svg:font-family="'Lucida Grande', Verdana, Genev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4T14:45:06.817554927</meta:creation-date>
    <dc:date>2017-10-26T23:34:54.474018886</dc:date>
    <meta:editing-duration>P1DT14H14M43S</meta:editing-duration>
    <meta:editing-cycles>3</meta:editing-cycles>
    <meta:generator>LibreOffice/5.3.6.1$Linux_X86_64 LibreOffice_project/30$Build-1</meta:generator>
    <meta:document-statistic meta:table-count="0" meta:image-count="0" meta:object-count="0" meta:page-count="2" meta:paragraph-count="52" meta:word-count="889" meta:character-count="6051" meta:non-whitespace-character-count="5160"/>
  </office:meta>
</office:document-meta>
</file>